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3282*"/>
    </style:style>
    <style:style style:name="TabellaRequisitiNonFunzionali.B" style:family="table-column">
      <style:table-column-properties style:column-width="5.544cm" style:rel-column-width="3143*"/>
    </style:style>
    <style:style style:name="TabellaRequisitiNonFunzionali.C" style:family="table-column">
      <style:table-column-properties style:column-width="5.667cm" style:rel-column-width="3213*"/>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C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aRequisitiNonFunzionali.C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4"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C4"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5"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aRequisitiNonFunzionali.C5"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6"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C6"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7"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aRequisitiNonFunzionali.C7"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8"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C8"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9"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aRequisitiNonFunzionali.C9"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10"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aRequisitiNonFunzionali.C10"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officeooo:rsid="000b9b62" officeooo:paragraph-rsid="000b9b62"/>
    </style:style>
    <style:style style:name="P4"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5" style:family="paragraph" style:parent-style-name="Standard">
      <style:paragraph-properties fo:line-height="150%" fo:text-align="start" style:justify-single-word="false" fo:padding="0cm" fo:border="none" style:shadow="none" style:join-border="false"/>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6" style:family="paragraph" style:parent-style-name="Text_20_body">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7" style:family="paragraph" style:parent-style-name="Text_20_body">
      <style:text-properties fo:color="#467487" loext:opacity="100%" style:font-name="Liberation Sans" fo:font-size="20pt" fo:font-weight="bold" officeooo:rsid="001d798c" officeooo:paragraph-rsid="000b9b62" style:font-size-asian="20pt" style:font-weight-asian="bold" style:font-size-complex="20pt" style:font-weight-complex="bold"/>
    </style:style>
    <style:style style:name="P8"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0cd846" style:font-size-asian="12pt" style:font-weight-asian="normal" style:font-size-complex="12pt" style:font-weight-complex="normal"/>
    </style:style>
    <style:style style:name="P9"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10"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officeooo:rsid="001d798c" fo:background-color="#ffffff" loext:char-shading-value="0"/>
    </style:style>
    <style:style style:name="T10" style:family="text">
      <style:text-properties officeooo:rsid="000cd846" fo:background-color="#ffffff" loext:char-shading-value="0"/>
    </style:style>
    <style:style style:name="T11" style:family="text">
      <style:text-properties fo:font-weight="bold" style:font-weight-asian="bold" style:font-weight-complex="bold"/>
    </style:style>
    <style:style style:name="T12" style:family="text">
      <style:text-properties officeooo:rsid="0054279a"/>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P3"><text:soft-page-break/><text:span text:style-name="T7">Titolo del documento:</text:span><text:span text:style-name="T6"> </text:span></text:p>
      <text:p text:style-name="P4"><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20_2273938374" text:style-name="Index_20_Link" text:visited-style-name="Index_20_Link">Scopo del documento<text:tab/>3</text:a></text:p>
          <text:p text:style-name="P2"><text:a xlink:type="simple" xlink:href="#__RefHeading___Toc2005_2298298576" text:style-name="Index_20_Link" text:visited-style-name="Index_20_Link">Requisiti funzionali<text:tab/>3</text:a></text:p>
          <text:p text:style-name="P2"><text:a xlink:type="simple" xlink:href="#__RefHeading___Toc2007_2298298576" text:style-name="Index_20_Link" text:visited-style-name="Index_20_Link">Requisiti non funzionali<text:tab/>3</text:a></text:p>
          <text:p text:style-name="P2"><text:a xlink:type="simple" xlink:href="#__RefHeading___Toc2009_2298298576" text:style-name="Index_20_Link" text:visited-style-name="Index_20_Link">Analisi del contesto<text:tab/>3</text:a></text:p>
          <text:p text:style-name="P2"><text:a xlink:type="simple" xlink:href="#__RefHeading___Toc2009_22982985761" text:style-name="Index_20_Link" text:visited-style-name="Index_20_Link">Analisi dei componenti<text:tab/>3</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9" text:outline-level="1" text:is-list-header="true"><text:bookmark-start text:name="__RefHeading___Toc120_2273938374"/>Scopo del documento<text:bookmark-end text:name="__RefHeading___Toc120_2273938374"/></text:h>
      <text:p text:style-name="P8"><text:span text:style-name="T9">Il presente documento riporta la specifica dei requisiti di sistema del progetto </text:span><text:span text:style-name="T10">Save The Meal</text:span><text:span text:style-name="T9"> usando diagrammi in </text:span><text:span text:style-name="T8">Unified Modeling Language (</text:span><text:span text:style-name="T9">UML) e tabelle strutturate. Nel precedente documento </text:span><text:span text:style-name="T8">sono stati definiti gli obiettivi del progetto e i requisiti usando solo il linguaggio naturale. Ora i requisiti vengono specificati usando sia il linguaggio naturale sia linguaggi più formali e strutturati, UML per la descrizione dei </text:span><text:span text:style-name="T9">requisiti funzionali e tabelle strutturate per la descrizione dei</text:span><text:span text:style-name="T8"> </text:span><text:span text:style-name="T9">requisiti non funzionali.</text:span><text:span text:style-name="T8"> Inoltre, tenendo conto di tali requisiti, viene presentato il design del sistema con l’utilizzo di diagrammi di contesto e dei componenti.</text:span></text:p>
      <text:h text:style-name="Heading_20_1" text:outline-level="1"><text:bookmark-start text:name="__RefHeading___Toc2005_2298298576"/><text:span text:style-name="T4">Requisiti</text:span><text:span text:style-name="T3"> </text:span><text:span text:style-name="T4">funzionali</text:span><text:bookmark-end text:name="__RefHeading___Toc2005_2298298576"/></text:h>
      <text:p text:style-name="P5"/>
      <text:h text:style-name="Heading_20_1" text:outline-level="1"><text:bookmark-start text:name="__RefHeading___Toc2007_2298298576"/><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13">Proprietà</text:p>
            </table:table-cell>
            <table:table-cell table:style-name="TabellaRequisitiNonFunzionali.B1" office:value-type="string">
              <text:p text:style-name="P13">Descrizione</text:p>
            </table:table-cell>
            <table:table-cell table:style-name="TabellaRequisitiNonFunzionali.A1" office:value-type="string">
              <text:p text:style-name="P13">Misura</text:p>
            </table:table-cell>
          </table:table-row>
        </table:table-header-rows>
        <table:table-row table:style-name="TabellaRequisitiNonFunzionali.1">
          <table:table-cell table:style-name="TabellaRequisitiNonFunzionali.A2" office:value-type="string">
            <text:p text:style-name="P11">Piattaforma (<text:span text:style-name="T11">RNF 1</text:span>)</text:p>
          </table:table-cell>
          <table:table-cell table:style-name="TabellaRequisitiNonFunzionali.B2" office:value-type="string">
            <text:p text:style-name="P11">Con piattaforma si intende il sistema di riferimento su cui dovrà funzionare l’applicazione</text:p>
          </table:table-cell>
          <table:table-cell table:style-name="TabellaRequisitiNonFunzionali.C2" office:value-type="string">
            <text:p text:style-name="P11">L’applicazione dovrà essere sviluppata sotto forma di sito web</text:p>
          </table:table-cell>
        </table:table-row>
        <table:table-row table:style-name="TabellaRequisitiNonFunzionali.1">
          <table:table-cell table:style-name="TabellaRequisitiNonFunzionali.A3" office:value-type="string">
            <text:p text:style-name="P11">Usabilità (<text:span text:style-name="T11">RNF 2</text:span>)</text:p>
          </table:table-cell>
          <table:table-cell table:style-name="TabellaRequisitiNonFunzionali.B3" office:value-type="string">
            <text:p text:style-name="P11">Con usabilità si intende il tempo in cui un utente che non ha mai utilizzato il sito web riesce a ordinare un Meal (senza contare la fase di registrazione), senza nessun tipo di manuale di istruzioni</text:p>
          </table:table-cell>
          <table:table-cell table:style-name="TabellaRequisitiNonFunzionali.C3" office:value-type="string">
            <text:p text:style-name="P11">Il tempo deve essere inferiore a 5 minuti.</text:p>
            <text:p text:style-name="P11">Questo tempo è calcolato come media di 100 utenti.</text:p>
          </table:table-cell>
        </table:table-row>
        <table:table-row table:style-name="TabellaRequisitiNonFunzionali.1">
          <table:table-cell table:style-name="TabellaRequisitiNonFunzionali.A2" office:value-type="string">
            <text:p text:style-name="P11">Efficienza (<text:span text:style-name="T11">RNF 3</text:span>)</text:p>
          </table:table-cell>
          <table:table-cell table:style-name="TabellaRequisitiNonFunzionali.B4" office:value-type="string">
            <text:p text:style-name="P11">Con efficienza si intende la velocità di elaborazione delle richieste degli utenti, ovvero in quanto tempo il sistema servirà le pagine e risponderà alle richieste.</text:p>
          </table:table-cell>
          <table:table-cell table:style-name="TabellaRequisitiNonFunzionali.C4" office:value-type="string">
            <text:p text:style-name="P11">Il tempo deve essere inferiore a 2 secondi.</text:p>
          </table:table-cell>
        </table:table-row>
        <table:table-row table:style-name="TabellaRequisitiNonFunzionali.1">
          <table:table-cell table:style-name="TabellaRequisitiNonFunzionali.A3" office:value-type="string">
            <text:p text:style-name="P11">Sicurezza password (<text:span text:style-name="T11">RNF 4</text:span>)</text:p>
          </table:table-cell>
          <table:table-cell table:style-name="TabellaRequisitiNonFunzionali.B5" office:value-type="string">
            <text:p text:style-name="P11">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C5" office:value-type="string">
            <text:p text:style-name="P11">La password deve avere una lunghezza minima di 8 caratteri e deve contenere almeno un carattere maiuscolo, almeno un carattere speciale e almeno una cifra.</text:p>
          </table:table-cell>
        </table:table-row>
        <text:soft-page-break/>
        <table:table-row table:style-name="TabellaRequisitiNonFunzionali.1">
          <table:table-cell table:style-name="TabellaRequisitiNonFunzionali.A2" office:value-type="string">
            <text:p text:style-name="P11">Sicurezza dei dati (<text:span text:style-name="T11">RNF 5</text:span>)</text:p>
          </table:table-cell>
          <table:table-cell table:style-name="TabellaRequisitiNonFunzionali.B6" office:value-type="string">
            <text:p text:style-name="P11">Con sicurezza dei dati si intende che i dati sensibili dell’utente non devono poter essere ottenuti da terze parti.</text:p>
          </table:table-cell>
          <table:table-cell table:style-name="TabellaRequisitiNonFunzionali.C6" office:value-type="string">
            <text:p text:style-name="P11">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11">Privacy e protezione dei dati (<text:span text:style-name="T11">RNF 6</text:span>)</text:p>
          </table:table-cell>
          <table:table-cell table:style-name="TabellaRequisitiNonFunzionali.B7" office:value-type="string">
            <text:p text:style-name="P11">Con privacy e protezione dei dati si intende che l’applicazione dovrà essere sviluppata rispettando i regolamenti e le norme in vigore per la privacy e la protezione dei dati.</text:p>
          </table:table-cell>
          <table:table-cell table:style-name="TabellaRequisitiNonFunzionali.C7" office:value-type="string">
            <text:p text:style-name="P11">L’applicazione deve rispettare e seguire il documento della protezione dei dati <text:a xlink:type="simple" xlink:href="https://temi.camera.it/leg18/temi/la_protezione_dei_dati_personali.html" text:style-name="Internet_20_link" text:visited-style-name="Visited_20_Internet_20_Link"><text:span text:style-name="T12">GDPR</text:span></text:a></text:p>
          </table:table-cell>
        </table:table-row>
        <table:table-row table:style-name="TabellaRequisitiNonFunzionali.1">
          <table:table-cell table:style-name="TabellaRequisitiNonFunzionali.A2" office:value-type="string">
            <text:p text:style-name="P11">Portabilità (<text:span text:style-name="T11">RNF 7</text:span>)</text:p>
          </table:table-cell>
          <table:table-cell table:style-name="TabellaRequisitiNonFunzionali.B8" office:value-type="string">
            <text:p text:style-name="P11">Con portabilità si intende con quali browser web l’applicazione sarà compatibile in tutte le sue funzionalità.</text:p>
          </table:table-cell>
          <table:table-cell table:style-name="TabellaRequisitiNonFunzionali.C8" office:value-type="string">
            <text:p text:style-name="P11">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11">Lingua di sistema (<text:span text:style-name="T11">RNF 8</text:span>)</text:p>
          </table:table-cell>
          <table:table-cell table:style-name="TabellaRequisitiNonFunzionali.B9" office:value-type="string">
            <text:p text:style-name="P11">Con lingua di sistema si intende quali lingue supporta l’applicazione, ovvero in quali lingue potrà essere utilizzata e visualizzata.</text:p>
          </table:table-cell>
          <table:table-cell table:style-name="TabellaRequisitiNonFunzionali.C9" office:value-type="string">
            <text:p text:style-name="P11">L’applicazione deve supportare la lingua Italiano e la lingua Inglese.</text:p>
          </table:table-cell>
        </table:table-row>
        <table:table-row table:style-name="TabellaRequisitiNonFunzionali.1">
          <table:table-cell table:style-name="TabellaRequisitiNonFunzionali.A3" office:value-type="string">
            <text:p text:style-name="P11">Scalabilità (<text:span text:style-name="T11">RNF 9</text:span>)</text:p>
          </table:table-cell>
          <table:table-cell table:style-name="TabellaRequisitiNonFunzionali.B10" office:value-type="string">
            <text:p text:style-name="P12">Con scalabilità si intende la capacità della nostra applicazione di supportare un numero indefinito e crescente di utenti.</text:p>
          </table:table-cell>
          <table:table-cell table:style-name="TabellaRequisitiNonFunzionali.C10" office:value-type="string">
            <text:p text:style-name="P12">L’applicazione deve essere progettata in modo da poter supportare l’aumento di utenti senza modifiche al progetto ma solamente aumentando le risorse disponibili.</text:p>
          </table:table-cell>
        </table:table-row>
      </table:table>
      <text:p text:style-name="Text_20_body"/>
      <text:h text:style-name="P10" text:outline-level="1"><text:bookmark-start text:name="__RefHeading___Toc2009_2298298576"/>Analisi del contesto<text:bookmark-end text:name="__RefHeading___Toc2009_2298298576"/></text:h>
      <text:p text:style-name="P6"/>
      <text:h text:style-name="P10"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4.2.3$MacOSX_X86_64 LibreOffice_project/382eef1f22670f7f4118c8c2dd222ec7ad009daf</meta:generator>
    <dc:date>2022-10-19T10:00:20.018966222</dc:date>
    <meta:editing-duration>PT1H39M14S</meta:editing-duration>
    <meta:editing-cycles>5</meta:editing-cycles>
    <meta:document-statistic meta:table-count="1" meta:image-count="1" meta:object-count="0" meta:page-count="4" meta:paragraph-count="46" meta:word-count="548" meta:character-count="3577" meta:non-whitespace-character-count="3073"/>
  </office:meta>
</office:document-meta>
</file>